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d29e" officeooo:paragraph-rsid="0005d29e"/>
    </style:style>
    <style:style style:name="P2" style:family="paragraph" style:parent-style-name="Standard">
      <style:text-properties fo:font-size="22pt" officeooo:rsid="0005d29e" officeooo:paragraph-rsid="0005d29e" style:font-size-asian="19.25pt" style:font-size-complex="22pt"/>
    </style:style>
    <style:style style:name="P3" style:family="paragraph" style:parent-style-name="Standard">
      <style:text-properties officeooo:paragraph-rsid="0005d29e"/>
    </style:style>
    <style:style style:name="T1" style:family="text">
      <style:text-properties fo:font-size="22pt" officeooo:rsid="0005d29e" style:font-size-asian="19.25pt" style:font-size-complex="2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2pt" officeooo:rsid="0005d29e" style:font-size-asian="22pt" style:font-size-complex="22pt"/>
    </style:style>
    <style:style style:name="T4" style:family="text">
      <style:text-properties fo:font-size="22pt" officeooo:rsid="00061683" style:font-size-asian="22pt" style:font-size-complex="22pt"/>
    </style:style>
    <style:style style:name="T5" style:family="text">
      <style:text-properties fo:font-size="22pt" style:text-underline-style="solid" style:text-underline-width="auto" style:text-underline-color="font-color" style:font-size-asian="22pt" style:font-size-complex="2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alvik Virtual Machine (DVM):</text:p>
      <text:p text:style-name="P3"><text:span text:style-name="T1"/></text:p>
      <text:p text:style-name="P3"><text:span text:style-name="T1"/></text:p>
      <text:p text:style-name="P3"><text:span text:style-name="T1">- </text:span><text:span text:style-name="T2">Dalvik is a purpose built virtual machine designed specifically for android which was developed by </text:span><text:span text:style-name="Emphasis"><text:span text:style-name="T5">Dan Bornstein and his team</text:span></text:span><text:span text:style-name="T2">. </text:span></text:p>
      <text:p text:style-name="P3"><text:span text:style-name="T2">- </text:span><text:span text:style-name="T3">It was built strictly for mobile devices.</text:span></text:p>
      <text:p text:style-name="P3"><text:span text:style-name="T3">- It uses register-based architecture</text:span></text:p>
      <text:p text:style-name="P3"><text:span text:style-name="T3">- It uses its own 16bits instruction set rather than Java 8bits stack instructions, which reduces the Dalvik instruction count and raised its interpreter speed</text:span></text:p>
      <text:p text:style-name="P3"><text:span text:style-name="T3">- It uses less space, which means an uncompressed .dex file is smaller in size than a compressed java archived file(.jar)</text:span></text:p>
      <text:p text:style-name="P3"><text:span text:style-name="T3"/></text:p>
      <text:p text:style-name="P1"><text:span text:style-name="T2">+ Role of DVM:</text:span></text:p>
      <text:p text:style-name="P1"><text:span text:style-name="T2">In Java, we write and compile our code into Bytecodes using Java compiler then run those bytecodes using JVM. </text:span><text:span text:style-name="T4">In android, we do not use JVM. Instead, we use DVM to compile the codes into Dalvik bytecode and this bytecode will be executed on DVM.</text:span></text:p>
      <text:p text:style-name="P1"><text:span text:style-name="T4">- Dalvik team added JIT to the DVM in order to analyze <text:s/>the application code and translate it into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4T09:05:17.015541566</meta:creation-date>
    <meta:generator>LibreOffice/6.2.7.1$Linux_X86_64 LibreOffice_project/20$Build-1</meta:generator>
    <dc:date>2019-10-04T13:52:24.675887734</dc:date>
    <meta:editing-duration>PT4M35S</meta:editing-duration>
    <meta:editing-cycles>1</meta:editing-cycles>
    <meta:document-statistic meta:table-count="0" meta:image-count="0" meta:object-count="0" meta:page-count="1" meta:paragraph-count="9" meta:word-count="152" meta:character-count="876" meta:non-whitespace-character-count="730"/>
  </office:meta>
</office:document-meta>
</file>